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48cm" style:rel-column-width="5582*"/>
    </style:style>
    <style:style style:name="Table1.B" style:family="table-column">
      <style:table-column-properties style:column-width="9.885cm" style:rel-column-width="38105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6pt" style:font-size-asian="14pt" style:font-size-complex="16pt"/>
    </style:style>
    <style:style style:name="P3" style:family="paragraph" style:parent-style-name="Text_20_body"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Table_20_Contents">
      <style:text-properties fo:font-size="13pt" style:font-size-asian="11.3500003814697pt" style:font-size-complex="13pt"/>
    </style:style>
    <style:style style:name="P5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normal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Enemy Move</text:p>
      <text:p text:style-name="P1">Summary:<text:span text:style-name="T1"> </text:span><text:span text:style-name="T1">The describes how the AI of a single enemy is reacts to its environment. </text:span></text:p>
      <text:p text:style-name="P1">Priority: Medium</text:p>
      <text:p text:style-name="P1">Extends: <text:span text:style-name="T1">-</text:span></text:p>
      <text:p text:style-name="P1">Includes: <text:span text:style-name="T1">Swallow Entity, Collision</text:span></text:p>
      <text:p text:style-name="P1">Participators:<text:span text:style-name="T1"> </text:span><text:span text:style-name="T1">An enemy</text:span><text:span text:style-name="T1">. </text:span><text:span text:style-name="T1">A</text:span><text:span text:style-name="T1">nd if </text:span><text:span text:style-name="T1">it happens </text:span><text:span text:style-name="T1">to run into some entity, the entity </text:span><text:span text:style-name="T1">it </text:span><text:span text:style-name="T1">ran</text:span><text:span text:style-name="T1"> into to.</text:span></text:p>
      <text:p text:style-name="P3">Normal flow of events</text:p>
      <text:p text:style-name="Text_20_body">The enemy examines its environment and tries to make an intelligent move. There are entities within its field of view. No collisions occur.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Actor</text:p>
          </table:table-cell>
          <table:table-cell table:style-name="Table1.C1" office:value-type="string">
            <text:p text:style-name="Table_20_Contents">System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can the environment for entities. The field of view <text:s/>is 40 times the size of the enemy area.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Determine which entity to target. The player is of the highest priority and will always be targeted. If the player isn't present the smallest eatable entity is targeted.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Now move in the direction of that entity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">Alternate flows</text:p>
      <text:p text:style-name="P5">Flow 1.1<text:span text:style-name="T1"> </text:span>There are no entities in the field of vision to ea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Actor</text:p>
          </table:table-cell>
          <table:table-cell table:style-name="Table2.C1" office:value-type="string">
            <text:p text:style-name="P4">System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>Enlarge the field of view to twice the size then try to find enteties again. Repeat if there are still no entities in range.</text:p>
          </table:table-cell>
        </table:table-row>
      </table:table>
      <text:p text:style-name="P6"/>
      <text:p text:style-name="P5"/>
      <text:p text:style-name="P7">Flow 3.1 The Enemy collides with something after the move: UC Coll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13T14:33:05.90</dc:date>
    <meta:editing-duration>PT45M43S</meta:editing-duration>
    <meta:editing-cycles>16</meta:editing-cycles>
    <meta:generator>OpenOffice.org/3.4$Win32 OpenOffice.org_project/340m1$Build-9590</meta:generator>
    <meta:document-statistic meta:table-count="2" meta:image-count="0" meta:object-count="0" meta:page-count="1" meta:paragraph-count="23" meta:word-count="185" meta:character-count="1021"/>
  </office:meta>
</office:document-meta>
</file>